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861cm" fo:min-width="0cm"/>
    </style:style>
    <style:style style:name="P1" style:family="paragraph">
      <style:paragraph-properties fo:margin-top="0cm" fo:margin-bottom="0.3cm" fo:text-align="center"/>
      <style:text-properties fo:color="#333333" fo:font-family="Constantia" style:font-style-name="Italic" style:font-family-generic="roman" style:font-pitch="variable"/>
    </style:style>
    <style:style style:name="T1" style:family="text">
      <style:text-properties fo:color="#333333" fo:font-family="Constantia" style:font-style-name="Italic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.3cm" svg:height="4.111cm" svg:x="2.9cm" svg:y="2.925cm">
          <draw:text-box>
            <text:p text:style-name="P1"><text:span text:style-name="T1"><text:s/></text:span><text:span text:style-name="T1">Ювелирный интернет-салон</text:span></text:p>
            <text:p text:style-name="P1"><text:span text:style-name="T1"><text:s text:c="2"/></text:span><text:span text:style-name="T1">«Санкт-Петербургский ювелир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ks Tar</meta:initial-creator>
    <meta:creation-date>2022-05-16T13:47:08.90</meta:creation-date>
    <dc:date>2022-05-16T14:12:07.27</dc:date>
    <dc:creator>Aleks Tar</dc:creator>
    <meta:editing-duration>PT24M57S</meta:editing-duration>
    <meta:editing-cycles>3</meta:editing-cycles>
    <meta:generator>OpenOffice/4.1.10$Win32 OpenOffice.org_project/4110m2$Build-9807</meta:generator>
    <meta:document-statistic meta:object-count="1"/>
  </office:meta>
</office:document-meta>
</file>